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b40" officeooo:paragraph-rsid="001ed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branch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1:31:38.584410069</meta:creation-date>
    <dc:date>2021-07-16T11:32:03.567440936</dc:date>
    <meta:editing-duration>PT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